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9b0c" officeooo:paragraph-rsid="001b9b0c"/>
    </style:style>
    <style:style style:name="P2" style:family="paragraph" style:parent-style-name="Table_20_Contents">
      <style:text-properties officeooo:rsid="001c0159" officeooo:paragraph-rsid="001c0159"/>
    </style:style>
    <style:style style:name="P3" style:family="paragraph" style:parent-style-name="Table_20_Contents">
      <style:text-properties officeooo:rsid="001c47ab" officeooo:paragraph-rsid="001b9b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3">Enrollment-system</text:p>
          </table:table-cell>
          <table:covered-table-cell/>
        </table:table-row>
        <table:table-row>
          <table:table-cell table:style-name="Table1.A2" office:value-type="string">
            <text:p text:style-name="P1">Enroll Student</text:p>
            <text:p text:style-name="P1">Manage Student</text:p>
            <text:p text:style-name="P1">Manage Course Offering</text:p>
            <text:p text:style-name="P1">Manage Session</text:p>
          </table:table-cell>
          <table:table-cell table:style-name="Table1.B2" office:value-type="string">
            <text:p text:style-name="P1">Student</text:p>
            <text:p text:style-name="P1"/>
            <text:p text:style-name="P1">Course</text:p>
            <text:p text:style-name="P1">Session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1">Student</text:p>
          </table:table-cell>
          <table:covered-table-cell/>
        </table:table-row>
        <table:table-row>
          <table:table-cell table:style-name="Table2.A2" office:value-type="string">
            <text:p text:style-name="P1">Hold which enrollment he has</text:p>
          </table:table-cell>
          <table:table-cell table:style-name="Table2.B2" office:value-type="string">
            <text:p text:style-name="P1">Enrollment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1">Enrollment</text:p>
          </table:table-cell>
          <table:covered-table-cell/>
        </table:table-row>
        <table:table-row>
          <table:table-cell table:style-name="Table3.A2" office:value-type="string">
            <text:p text:style-name="P1">Hold the course enrolled</text:p>
            <text:p text:style-name="P1">Hold which student enroll the Course</text:p>
            <text:p text:style-name="P1">Hold the grade Student get on that Course</text:p>
          </table:table-cell>
          <table:table-cell table:style-name="Table3.B2" office:value-type="string">
            <text:p text:style-name="P1">Course</text:p>
            <text:p text:style-name="P1">Student</text:p>
          </table:table-cell>
        </table:table-row>
      </table:table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2">Course</text:p>
          </table:table-cell>
          <table:covered-table-cell/>
        </table:table-row>
        <table:table-row>
          <table:table-cell table:style-name="Table4.A2" office:value-type="string">
            <text:p text:style-name="P2">Prerequisite Course</text:p>
            <text:p text:style-name="P2">Which Session It is contained</text:p>
          </table:table-cell>
          <table:table-cell table:style-name="Table4.B2" office:value-type="string">
            <text:p text:style-name="P2">Course</text:p>
            <text:p text:style-name="P2">Session</text:p>
          </table:table-cell>
        </table:table-row>
      </table:table>
      <text:p text:style-name="Standard"/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2">Session</text:p>
          </table:table-cell>
          <table:covered-table-cell/>
        </table:table-row>
        <table:table-row>
          <table:table-cell table:style-name="Table5.A2" office:value-type="string">
            <text:p text:style-name="P2">Time of this session</text:p>
            <text:p text:style-name="P2">Room allocated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1:42:02.126911457</meta:creation-date>
    <meta:generator>LibreOffice/5.1.6.2$Linux_X86_64 LibreOffice_project/10m0$Build-2</meta:generator>
    <dc:date>2018-03-22T02:10:13.815796377</dc:date>
    <meta:editing-duration>PT18M</meta:editing-duration>
    <meta:editing-cycles>3</meta:editing-cycles>
    <meta:document-statistic meta:table-count="5" meta:image-count="0" meta:object-count="0" meta:page-count="1" meta:paragraph-count="25" meta:word-count="58" meta:character-count="378" meta:non-whitespace-character-count="345"/>
  </office:meta>
</office:document-meta>
</file>